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thropic Mono" svg:font-family="'Anthropic Mono', ui-monospace, monospace"/>
    <style:font-face style:name="David CLM" svg:font-family="'David CLM'"/>
    <style:font-face style:name="David CLM1" svg:font-family="'David CLM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121212" loext:opacity="100%" style:font-name="Anthropic Mono" fo:font-size="6pt" fo:letter-spacing="normal" fo:font-style="normal" fo:font-weight="normal"/>
    </style:style>
    <style:style style:name="T2" style:family="text">
      <style:text-properties fo:font-variant="normal" fo:text-transform="none" fo:color="#121212" loext:opacity="100%" fo:letter-spacing="normal" style:font-name-complex="Anthropic Mono" style:font-size-complex="6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# </text:span><text:span text:style-name="T2">נורות אדומות ברשלנות רפואית בישראל</text:span><text:span text:style-name="T1">: </text:span><text:span text:style-name="T2">מדריך מקיף </text:span><text:span text:style-name="T1">**</text:span><text:span text:style-name="T2">למעלה מ</text:span><text:span text:style-name="T1">-120 </text:span><text:span text:style-name="T2">סימני אזהרה קונקרטיים</text:span><text:span text:style-name="T1">** </text:span><text:span text:style-name="T2">לרשלנות רפואית בישראל</text:span><text:span text:style-name="T1">, </text:span><text:span text:style-name="T2">מחולקים ל</text:span><text:span text:style-name="T1">-14 </text:span><text:span text:style-name="T2">קטגוריות</text:span><text:span text:style-name="T1">, </text:span><text:span text:style-name="T2">מעוגנים בפקודת הנזיקין</text:span><text:span text:style-name="T1">, </text:span><text:span text:style-name="T2">חוק זכויות החולה</text:span><text:span text:style-name="T1">, </text:span><text:span text:style-name="T2">פסיקת בית המשפט העליון וחוזרי מנכ</text:span><text:span text:style-name="T1">"</text:span><text:span text:style-name="T2">ל משרד הבריאות</text:span><text:span text:style-name="T1">. **</text:span><text:span text:style-name="T2">המסגרת הישראלית אימצה את רוב התפיסות האמריקאיות </text:span><text:span text:style-name="T1">(Sentinel Events, Never Events, RCA) </text:span><text:span text:style-name="T2">אך הרשימה הפורמלית של </text:span><text:span text:style-name="T1">"</text:span><text:span text:style-name="T2">אירועי בל</text:span><text:span text:style-name="T1">-</text:span><text:span text:style-name="T2">יקרו</text:span><text:span text:style-name="T1">" </text:span><text:span text:style-name="T2">מצומצמת לארבעה פריטים בלבד</text:span><text:span text:style-name="T1">** (</text:span><text:span text:style-name="T2">חוזר מנכ</text:span><text:span text:style-name="T1">"</text:span><text:span text:style-name="T2">ל </text:span><text:span text:style-name="T1">9/11, 2011), </text:span><text:span text:style-name="T2">בעוד שעשרות אירועים נוספים נכללים תחת </text:span><text:span text:style-name="T1">"</text:span><text:span text:style-name="T2">נזק חמור ובלתי</text:span><text:span text:style-name="T1">-</text:span><text:span text:style-name="T2">הפיך</text:span><text:span text:style-name="T1">" </text:span><text:span text:style-name="T2">בתקנות בריאות העם </text:span><text:span text:style-name="T1">(</text:span><text:span text:style-name="T2">הודעה על פטירות ואירועים מיוחדים</text:span><text:span text:style-name="T1">), </text:span><text:span text:style-name="T2">התשנ</text:span><text:span text:style-name="T1">"</text:span><text:span text:style-name="T2">ח</text:span><text:span text:style-name="T1">-1998. </text:span><text:span text:style-name="T2">נורה אדומה אינה מוכיחה רשלנות כשלעצמה – נדרשים גם נזק וקשר סיבתי – אך </text:span><text:span text:style-name="T1">**</text:span><text:span text:style-name="T2">חלק מהאירועים </text:span><text:span text:style-name="T1">(wrong-site surgery, </text:span><text:span text:style-name="T2">גוף זר שנשאר בגוף</text:span><text:span text:style-name="T1">, </text:span><text:span text:style-name="T2">טעות </text:span><text:span text:style-name="T1">ABO) </text:span><text:span text:style-name="T2">מפעילים כמעט</text:span><text:span text:style-name="T1">-</text:span><text:span text:style-name="T2">אוטומטית את דוקטרינת </text:span><text:span text:style-name="T1">"</text:span><text:span text:style-name="T2">הדבר מדבר בעד עצמו</text:span><text:span text:style-name="T1">" (</text:span><text:span text:style-name="T2">ס</text:span><text:span text:style-name="T1">' 41 </text:span><text:span text:style-name="T2">לפקודת הנזיקין</text:span><text:span text:style-name="T1">), </text:span><text:span text:style-name="T2">המעבירה את נטל ההוכחה לנתבע</text:span><text:span text:style-name="T1">**. ## </text:span><text:span text:style-name="T2">המסגרת המשפטית הישראלית בקצרה </text:span><text:span text:style-name="T1">**</text:span><text:span text:style-name="T2">חקיקה מרכזית</text:span><text:span text:style-name="T1">**: </text:span><text:span text:style-name="T2">פקודת הנזיקין </text:span><text:span text:style-name="T1">[</text:span><text:span text:style-name="T2">נוסח חדש</text:span><text:span text:style-name="T1">] – </text:span><text:span text:style-name="T2">ס</text:span><text:span text:style-name="T1">' 35-36 </text:span><text:span text:style-name="T2">מגדירים רשלנות כסטייה מסטנדרט </text:span><text:span text:style-name="T1">"</text:span><text:span text:style-name="T2">בעל משלח</text:span><text:span text:style-name="T1">-</text:span><text:span text:style-name="T2">יד סביר</text:span><text:span text:style-name="T1">" (</text:span><text:span text:style-name="T2">רופא מומחה באותו תחום</text:span><text:span text:style-name="T1">); </text:span><text:span text:style-name="T2">ס</text:span><text:span text:style-name="T1">' 41 </text:span><text:span text:style-name="T2">קובע את דוקטרינת </text:span><text:span text:style-name="T1">*res ipsa loquitur*; </text:span><text:span text:style-name="T2">ס</text:span><text:span text:style-name="T1">' 63 </text:span><text:span text:style-name="T2">עוסק בהפרת חובה חקוקה</text:span><text:span text:style-name="T1">. </text:span><text:span text:style-name="T2">חוק זכויות החולה</text:span><text:span text:style-name="T1">, </text:span><text:span text:style-name="T2">התשנ</text:span><text:span text:style-name="T1">"</text:span><text:span text:style-name="T2">ו</text:span><text:span text:style-name="T1">-1996 – </text:span><text:span text:style-name="T2">ס</text:span><text:span text:style-name="T1">' 5 (</text:span><text:span text:style-name="T2">טיפול נאות</text:span><text:span text:style-name="T1">), </text:span><text:span text:style-name="T2">ס</text:span><text:span text:style-name="T1">' 13-14 (</text:span><text:span text:style-name="T2">הסכמה מדעת ומרכיביה</text:span><text:span text:style-name="T1">), </text:span><text:span text:style-name="T2">ס</text:span><text:span text:style-name="T1">' 17 (</text:span><text:span text:style-name="T2">חובת רשומה רפואית</text:span><text:span text:style-name="T1">; </text:span><text:span text:style-name="T2">הפרתה – עבירה פלילית לפי ס</text:span><text:span text:style-name="T1">' 28), </text:span><text:span text:style-name="T2">ס</text:span><text:span text:style-name="T1">' 18 (</text:span><text:span text:style-name="T2">זכות עיון</text:span><text:span text:style-name="T1">), </text:span><text:span text:style-name="T2">ס</text:span><text:span text:style-name="T1">' 21 (</text:span><text:span text:style-name="T2">ועדות בדיקה</text:span><text:span text:style-name="T1">), </text:span><text:span text:style-name="T2">ס</text:span><text:span text:style-name="T1">' 19 (</text:span><text:span text:style-name="T2">סודיות</text:span><text:span text:style-name="T1">). </text:span><text:span text:style-name="T2">לצד אלה</text:span><text:span text:style-name="T1">: </text:span><text:span text:style-name="T2">חוק טיפול בחולי נפש</text:span><text:span text:style-name="T1">, </text:span><text:span text:style-name="T2">התשנ</text:span><text:span text:style-name="T1">"</text:span><text:span text:style-name="T2">א</text:span><text:span text:style-name="T1">-1991 (</text:span><text:span text:style-name="T2">בעיקר ס</text:span><text:span text:style-name="T1">' 6, 9); </text:span><text:span text:style-name="T2">תקנות בריאות העם</text:span><text:span text:style-name="T1">, </text:span><text:span text:style-name="T2">התשנ</text:span><text:span text:style-name="T1">"</text:span><text:span text:style-name="T2">ח</text:span><text:span text:style-name="T1">-1998; </text:span><text:span text:style-name="T2">וחוזר מנכ</text:span><text:span text:style-name="T1">"</text:span><text:span text:style-name="T2">ל </text:span><text:span text:style-name="T1">9/2011 ("</text:span><text:span text:style-name="T2">אירועי בל יקרו</text:span><text:span text:style-name="T1">"). **</text:span><text:span text:style-name="T2">הלכות עליון מכוננות</text:span><text:span text:style-name="T1">**: </text:span><text:span text:style-name="T2">ע</text:span><text:span text:style-name="T1">"</text:span><text:span text:style-name="T2">א </text:span><text:span text:style-name="T1">2781/93 **</text:span><text:span text:style-name="T2">דעקה</text:span><text:span text:style-name="T1">** (</text:span><text:span text:style-name="T2">פגיעה באוטונומיה כראש נזק עצמאי</text:span><text:span text:style-name="T1">); </text:span><text:span text:style-name="T2">ע</text:span><text:span text:style-name="T1">"</text:span><text:span text:style-name="T2">א </text:span><text:span text:style-name="T1">1303/09 **</text:span><text:span text:style-name="T2">קדוש</text:span><text:span text:style-name="T1">** (</text:span><text:span text:style-name="T2">מתווה מקיף להסכמה מדעת</text:span><text:span text:style-name="T1">; </text:span><text:span text:style-name="T2">היעדר תיעוד מעביר נטל</text:span><text:span text:style-name="T1">); </text:span><text:span text:style-name="T2">ע</text:span><text:span text:style-name="T1">"</text:span><text:span text:style-name="T2">א </text:span><text:span text:style-name="T1">6153/97 **</text:span><text:span text:style-name="T2">שטנדל</text:span><text:span text:style-name="T1">** (</text:span><text:span text:style-name="T2">חובת גילוי מוגברת בניתוחים אלקטיביים</text:span><text:span text:style-name="T1">); </text:span><text:span text:style-name="T2">ע</text:span><text:span text:style-name="T1">"</text:span><text:span text:style-name="T2">א </text:span><text:span text:style-name="T1">4384/90 **</text:span><text:span text:style-name="T2">ואתורי</text:span><text:span text:style-name="T1">** (</text:span><text:span text:style-name="T2">חובת גילוי חלופות</text:span><text:span text:style-name="T1">); </text:span><text:span text:style-name="T2">ע</text:span><text:span text:style-name="T1">"</text:span><text:span text:style-name="T2">א </text:span><text:span text:style-name="T1">4960/04 **</text:span><text:span text:style-name="T2">סידי</text:span><text:span text:style-name="T1">** (</text:span><text:span text:style-name="T2">מבחן </text:span><text:span text:style-name="T1">"</text:span><text:span text:style-name="T2">ציפיות החולה הסביר</text:span><text:span text:style-name="T1">" – </text:span><text:span text:style-name="T2">חובה ליידע גם על בדיקות בפרטי</text:span><text:span text:style-name="T1">); </text:span><text:span text:style-name="T2">ע</text:span><text:span text:style-name="T1">"</text:span><text:span text:style-name="T2">א </text:span><text:span text:style-name="T1">1326/07 **</text:span><text:span text:style-name="T2">המר נ</text:span><text:span text:style-name="T1">' </text:span><text:span text:style-name="T2">עמית</text:span><text:span text:style-name="T1">** (</text:span><text:span text:style-name="T2">ביטול </text:span><text:span text:style-name="T1">"</text:span><text:span text:style-name="T2">חיים בעוולה</text:span><text:span text:style-name="T1">", </text:span><text:span text:style-name="T2">הותרה </text:span><text:span text:style-name="T1">"</text:span><text:span text:style-name="T2">הולדה בעוולה</text:span><text:span text:style-name="T1">" </text:span><text:span text:style-name="T2">להורים בלבד</text:span><text:span text:style-name="T1">); </text:span><text:span text:style-name="T2">ע</text:span><text:span text:style-name="T1">"</text:span><text:span text:style-name="T2">א </text:span><text:span text:style-name="T1">231/84 **</text:span><text:span text:style-name="T2">פאתח</text:span><text:span text:style-name="T1">** (</text:span><text:span text:style-name="T2">יסוד דוקטרינת אובדן סיכויי החלמה</text:span><text:span text:style-name="T1">); </text:span><text:span text:style-name="T2">ע</text:span><text:span text:style-name="T1">"</text:span><text:span text:style-name="T2">א </text:span><text:span text:style-name="T1">3900/14 **</text:span><text:span text:style-name="T2">דנינו</text:span><text:span text:style-name="T1">** (</text:span><text:span text:style-name="T2">פיצוי מלא כאשר אובדן סיכויים עולה על </text:span><text:span text:style-name="T1">50%); </text:span><text:span text:style-name="T2">ע</text:span><text:span text:style-name="T1">"</text:span><text:span text:style-name="T2">א </text:span><text:span text:style-name="T1">9413/03 **</text:span><text:span text:style-name="T2">אילן נ</text:span><text:span text:style-name="T1">' </text:span><text:span text:style-name="T2">לוי</text:span><text:span text:style-name="T1">** </text:span><text:span text:style-name="T2">ו</text:span><text:span text:style-name="T1">-</text:span><text:span text:style-name="T2">דנ</text:span><text:span text:style-name="T1">"</text:span><text:span text:style-name="T2">א </text:span><text:span text:style-name="T1">4693/05 **</text:span><text:span text:style-name="T2">מלול</text:span><text:span text:style-name="T1">** (</text:span><text:span text:style-name="T2">דוקטרינת הנזק הראייתי</text:span><text:span text:style-name="T1">). ## </text:span><text:span text:style-name="T2">א</text:span><text:span text:style-name="T1">. </text:span><text:span text:style-name="T2">סימני אזהרה כלליים חוצי</text:span><text:span text:style-name="T1">-</text:span><text:span text:style-name="T2">תחומים </text:span><text:span text:style-name="T1">(15) **1. </text:span><text:span text:style-name="T2">רשומה רפואית חסרה</text:span><text:span text:style-name="T1">/</text:span><text:span text:style-name="T2">לקויה</text:span><text:span text:style-name="T1">** – </text:span><text:span text:style-name="T2">הפרת ס</text:span><text:span text:style-name="T1">' 17 </text:span><text:span text:style-name="T2">לחוק זכויות החולה</text:span><text:span text:style-name="T1">; </text:span><text:span text:style-name="T2">מפעילה את דוקטרינת הנזק הראייתי ומעבירה את נטל ההוכחה </text:span><text:span text:style-name="T1">(</text:span><text:span text:style-name="T2">הלכת אילן</text:span><text:span text:style-name="T1">). **2. </text:span><text:span text:style-name="T2">שינוי רטרואקטיבי ברשומה</text:span><text:span text:style-name="T1">** – </text:span><text:span text:style-name="T2">פוגם במהימנות ומצדיק חזקות לרעת הנתבע</text:span><text:span text:style-name="T1">. **3. </text:span><text:span text:style-name="T2">אי</text:span><text:span text:style-name="T1">-</text:span><text:span text:style-name="T2">קבלת הסכמה מדעת מלאה או הסבר חסר</text:span><text:span text:style-name="T1">** – </text:span><text:span text:style-name="T2">ס</text:span><text:span text:style-name="T1">' 13-14 + </text:span><text:span text:style-name="T2">הלכות דעקה</text:span><text:span text:style-name="T1">/</text:span><text:span text:style-name="T2">קדוש</text:span><text:span text:style-name="T1">/</text:span><text:span text:style-name="T2">שטנדל</text:span><text:span text:style-name="T1">. **4. </text:span><text:span text:style-name="T2">אי</text:span><text:span text:style-name="T1">-</text:span><text:span text:style-name="T2">הצגת חלופות טיפוליות</text:span><text:span text:style-name="T1">** – </text:span><text:span text:style-name="T2">ס</text:span><text:span text:style-name="T1">' 13(</text:span><text:span text:style-name="T2">ב</text:span><text:span text:style-name="T1">)(4); </text:span><text:span text:style-name="T2">הלכות ואתורי וסידי</text:span><text:span text:style-name="T1">. **5. </text:span><text:span text:style-name="T2">איחור באבחון</text:span><text:span text:style-name="T1">** (</text:span><text:span text:style-name="T2">סרטן</text:span><text:span text:style-name="T1">, </text:span><text:span text:style-name="T2">זיהום</text:span><text:span text:style-name="T1">, </text:span><text:span text:style-name="T2">אוטם</text:span><text:span text:style-name="T1">) – </text:span><text:span text:style-name="T2">מזכה בפיצוי לפי דוקטרינת אובדן סיכויי החלמה</text:span><text:span text:style-name="T1">. **6. </text:span><text:span text:style-name="T2">אי</text:span><text:span text:style-name="T1">-</text:span><text:span text:style-name="T2">הפניה לבדיקות הכרחיות</text:span><text:span text:style-name="T1">** – </text:span><text:span text:style-name="T2">כולל חובה ליידע על בדיקות בפרטי </text:span><text:span text:style-name="T1">(</text:span><text:span text:style-name="T2">סידי</text:span><text:span text:style-name="T1">). **7. </text:span><text:span text:style-name="T2">אי</text:span><text:span text:style-name="T1">-</text:span><text:span text:style-name="T2">מעקב אחר ממצאים חריגים</text:span><text:span text:style-name="T1">** </text:span><text:span text:style-name="T2">בבדיקות דם</text:span><text:span text:style-name="T1">/</text:span><text:span text:style-name="T2">הדמיה</text:span><text:span text:style-name="T1">/</text:span><text:span text:style-name="T2">פתולוגיה</text:span><text:span text:style-name="T1">. **8. </text:span><text:span text:style-name="T2">ביצוע פרוצדורה ע</text:span><text:span text:style-name="T1">"</text:span><text:span text:style-name="T2">י רופא חסר מיומנות</text:span><text:span text:style-name="T1">/</text:span><text:span text:style-name="T2">הסמכה</text:span><text:span text:style-name="T1">**. **9. </text:span><text:span text:style-name="T2">טעות בצד</text:span><text:span text:style-name="T1">/</text:span><text:span text:style-name="T2">איבר</text:span><text:span text:style-name="T1">/</text:span><text:span text:style-name="T2">מטופל</text:span><text:span text:style-name="T1">** – </text:span><text:span text:style-name="T2">אירוע בל</text:span><text:span text:style-name="T1">-</text:span><text:span text:style-name="T2">יקרו</text:span><text:span text:style-name="T1">; </text:span><text:span text:style-name="T2">הפעלת ס</text:span><text:span text:style-name="T1">' 41. **10. </text:span><text:span text:style-name="T2">השארת גוף זר בגוף המנותח</text:span><text:span text:style-name="T1">** – </text:span><text:span text:style-name="T2">אירוע בל</text:span><text:span text:style-name="T1">-</text:span><text:span text:style-name="T2">יקרו קלאסי</text:span><text:span text:style-name="T1">. **11. </text:span><text:span text:style-name="T2">שגיאה תרופתית</text:span><text:span text:style-name="T1">** (</text:span><text:span text:style-name="T2">סוג</text:span><text:span text:style-name="T1">/</text:span><text:span text:style-name="T2">מינון</text:span><text:span text:style-name="T1">/</text:span><text:span text:style-name="T2">מטופל</text:span><text:span text:style-name="T1">). **12. </text:span><text:span text:style-name="T2">תריאז</text:span><text:span text:style-name="T1">' </text:span><text:span text:style-name="T2">לקוי במיון</text:span><text:span text:style-name="T1">**. **13. </text:span><text:span text:style-name="T2">כשל בניטור יולדת</text:span><text:span text:style-name="T1">/</text:span><text:span text:style-name="T2">עובר</text:span><text:span text:style-name="T1">**. **14. </text:span><text:span text:style-name="T2">אי</text:span><text:span text:style-name="T1">-</text:span><text:span text:style-name="T2">דיווח על אירוע חריג</text:span><text:span text:style-name="T1">** – </text:span><text:span text:style-name="T2">הפרת תקנות בריאות העם </text:span><text:span text:style-name="T1">= </text:span><text:span text:style-name="T2">הפרת חובה חקוקה </text:span><text:span text:style-name="T1">(</text:span><text:span text:style-name="T2">ס</text:span><text:span text:style-name="T1">' 63). **15. </text:span><text:span text:style-name="T2">אי</text:span><text:span text:style-name="T1">-</text:span><text:span text:style-name="T2">מסירת מידע מרשומה למטופל</text:span><text:span text:style-name="T1">** – </text:span><text:span text:style-name="T2">הפרת ס</text:span><text:span text:style-name="T1">' 18 + </text:span><text:span text:style-name="T2">פגיעה באוטונומיה</text:span><text:span text:style-name="T1">. ## </text:span><text:span text:style-name="T2">ב</text:span><text:span text:style-name="T1">. </text:span><text:span text:style-name="T2">ניתוחים ופרוצדורות כירורגיות </text:span><text:span text:style-name="T1">(10) **1. </text:span><text:span text:style-name="T2">ניתוח באיבר</text:span><text:span text:style-name="T1">/</text:span><text:span text:style-name="T2">צד הלא</text:span><text:span text:style-name="T1">-</text:span><text:span text:style-name="T2">נכון</text:span><text:span text:style-name="T1">** – **</text:span><text:span text:style-name="T2">אירוע בל</text:span><text:span text:style-name="T1">-</text:span><text:span text:style-name="T2">יקרו</text:span><text:span text:style-name="T1">** (</text:span><text:span text:style-name="T2">חוזר </text:span><text:span text:style-name="T1">9/11); </text:span><text:span text:style-name="T2">מקביל ישיר ל</text:span><text:span text:style-name="T1">-Joint Commission *Wrong-Site Surgery*. **2. </text:span><text:span text:style-name="T2">השארת גוף זר </text:span><text:span text:style-name="T1">(</text:span><text:span text:style-name="T2">ספוג</text:span><text:span text:style-name="T1">/</text:span><text:span text:style-name="T2">מכשיר</text:span><text:span text:style-name="T1">)** – **</text:span><text:span text:style-name="T2">אירוע בל</text:span><text:span text:style-name="T1">-</text:span><text:span text:style-name="T2">יקרו</text:span><text:span text:style-name="T1">**; ~8% </text:span><text:span text:style-name="T2">מאירועי הזקיף ב</text:span><text:span text:style-name="T1">-JC 2023; </text:span><text:span text:style-name="T2">הפעלת ס</text:span><text:span text:style-name="T1">' 41 </text:span><text:span text:style-name="T2">כמעט אוטומטית</text:span><text:span text:style-name="T1">. **3. </text:span><text:span text:style-name="T2">זיהום ניתוחי עמוק </text:span><text:span text:style-name="T1">(SSI) </text:span><text:span text:style-name="T2">עם ספסיס</text:span><text:span text:style-name="T1">** – </text:span><text:span text:style-name="T2">לא אוטומטית </text:span><text:span text:style-name="T1">never event, </text:span><text:span text:style-name="T2">אך כן כשהוכח כשל סטריליזציה</text:span><text:span text:style-name="T1">. **4. </text:span><text:span text:style-name="T2">אי</text:span><text:span text:style-name="T1">-</text:span><text:span text:style-name="T2">ביצוע </text:span><text:span text:style-name="T1">Time-Out / Surgical Safety Checklist** (WHO) – </text:span><text:span text:style-name="T2">סטייה מהנחיות מחייבת</text:span><text:span text:style-name="T1">; </text:span><text:span text:style-name="T2">מחזקת חזקת רשלנות</text:span><text:span text:style-name="T1">. **5. </text:span><text:span text:style-name="T2">פגיעה באיבר סמוך </text:span><text:span text:style-name="T1">(</text:span><text:span text:style-name="T2">מעי</text:span><text:span text:style-name="T1">, </text:span><text:span text:style-name="T2">שופכן</text:span><text:span text:style-name="T1">, </text:span><text:span text:style-name="T2">כלי דם</text:span><text:span text:style-name="T1">) </text:span><text:span text:style-name="T2">ללא זיהוי תוך</text:span><text:span text:style-name="T1">-</text:span><text:span text:style-name="T2">ניתוחי</text:span><text:span text:style-name="T1">** – </text:span><text:span text:style-name="T2">הלכת ואתורי</text:span><text:span text:style-name="T1">; </text:span><text:span text:style-name="T2">חובת זיהוי במועד</text:span><text:span text:style-name="T1">. **6. </text:span><text:span text:style-name="T2">הסכמה מדעת חסרה לניתוח</text:span><text:span text:style-name="T1">** – </text:span><text:span text:style-name="T2">הלכת דעקה</text:span><text:span text:style-name="T1">; </text:span><text:span text:style-name="T2">חובה מוגברת בניתוחים אלקטיביים </text:span><text:span text:style-name="T1">(</text:span><text:span text:style-name="T2">שטנדל</text:span><text:span text:style-name="T1">). **7. </text:span><text:span text:style-name="T2">כוויה מדרגה </text:span><text:span text:style-name="T1">2-3 </text:span><text:span text:style-name="T2">תוך</text:span><text:span text:style-name="T1">-</text:span><text:span text:style-name="T2">ניתוחית</text:span><text:span text:style-name="T1">** (</text:span><text:span text:style-name="T2">דיאתרמיה</text:span><text:span text:style-name="T1">/</text:span><text:span text:style-name="T2">שריפה</text:span><text:span text:style-name="T1">) – **</text:span><text:span text:style-name="T2">אירוע בל</text:span><text:span text:style-name="T1">-</text:span><text:span text:style-name="T2">יקרו</text:span><text:span text:style-name="T1">**. **8. </text:span><text:span text:style-name="T2">טעות </text:span><text:span text:style-name="T1">ABO </text:span><text:span text:style-name="T2">בעירוי דם</text:span><text:span text:style-name="T1">** </text:span><text:span text:style-name="T2">עם פטירה – </text:span><text:span text:style-name="T1">**</text:span><text:span text:style-name="T2">אירוע בל</text:span><text:span text:style-name="T1">-</text:span><text:span text:style-name="T2">יקרו</text:span><text:span text:style-name="T1">**. **9. </text:span><text:span text:style-name="T2">ניתוח במטופל שגוי</text:span><text:span text:style-name="T1">** (wrong-patient) – **</text:span><text:span text:style-name="T2">אירוע בל</text:span><text:span text:style-name="T1">-</text:span><text:span text:style-name="T2">יקרו</text:span><text:span text:style-name="T1">**. **10. Failure to rescue** </text:span><text:span text:style-name="T2">לאחר ניתוח – אי</text:span><text:span text:style-name="T1">-</text:span><text:span text:style-name="T2">תגובה להחמרה </text:span><text:span text:style-name="T1">(</text:span><text:span text:style-name="T2">ע</text:span><text:span text:style-name="T1">"</text:span><text:span text:style-name="T2">א </text:span><text:span text:style-name="T1">9656/03 </text:span><text:span text:style-name="T2">מרציאנו</text:span><text:span text:style-name="T1">). ## </text:span><text:span text:style-name="T2">ג</text:span><text:span text:style-name="T1">. </text:span><text:span text:style-name="T2">איחור באבחון </text:span><text:span text:style-name="T1">(12) **</text:span><text:span text:style-name="T2">סרטן</text:span><text:span text:style-name="T1">**: **1. </text:span><text:span text:style-name="T2">אי</text:span><text:span text:style-name="T1">-</text:span><text:span text:style-name="T2">הפניה לבירור גוש חוזר</text:span><text:span text:style-name="T1">** – </text:span><text:span text:style-name="T2">רופא משפחה שלא מפנה לממוגרפיה</text:span><text:span text:style-name="T1">/</text:span><text:span text:style-name="T2">אולטרסאונד למרות תלונה</text:span><text:span text:style-name="T1">. **2. </text:span><text:span text:style-name="T2">אי</text:span><text:span text:style-name="T1">-</text:span><text:span text:style-name="T2">ביצוע סקר בקבוצות סיכון</text:span><text:span text:style-name="T1">** (</text:span><text:span text:style-name="T2">קולונוסקופיה מעל </text:span><text:span text:style-name="T1">50, </text:span><text:span text:style-name="T2">פאפ</text:span><text:span text:style-name="T1">, PSA) – </text:span><text:span text:style-name="T2">ע</text:span><text:span text:style-name="T1">"</text:span><text:span text:style-name="T2">א </text:span><text:span text:style-name="T1">4975/05 </text:span><text:span text:style-name="T2">לוי נ</text:span><text:span text:style-name="T1">' </text:span><text:span text:style-name="T2">מור </text:span><text:span text:style-name="T1">(</text:span><text:span text:style-name="T2">סרטן צוואר הרחם</text:span><text:span text:style-name="T1">). **3. </text:span><text:span text:style-name="T2">פענוח שגוי של ממוגרפיה</text:span><text:span text:style-name="T1">/</text:span><text:span text:style-name="T2">ביופסיה</text:span><text:span text:style-name="T1">**. **4. </text:span><text:span text:style-name="T2">ייחוס תלונות חשודות למצב פסיכוסומטי</text:span><text:span text:style-name="T1">** </text:span><text:span text:style-name="T2">ללא בירור אורגני </text:span><text:span text:style-name="T1">(anchoring bias). **</text:span><text:span text:style-name="T2">שבץ</text:span><text:span text:style-name="T1">**: **5. </text:span><text:span text:style-name="T2">אי</text:span><text:span text:style-name="T1">-</text:span><text:span text:style-name="T2">מתן </text:span><text:span text:style-name="T1">tPA </text:span><text:span text:style-name="T2">בחלון הטיפול </text:span><text:span text:style-name="T1">(4.5 </text:span><text:span text:style-name="T2">שעות</text:span><text:span text:style-name="T1">)** – </text:span><text:span text:style-name="T2">הלכת פאתח מזכירה זאת במפורש כדוגמה לאובדן סיכויי החלמה</text:span><text:span text:style-name="T1">; </text:span><text:span text:style-name="T2">מקביל ל</text:span><text:span text:style-name="T1">-AHA/ASA "time is brain". **6. </text:span><text:span text:style-name="T2">שחרור חולה עם סימנים פוקליים כ</text:span><text:span text:style-name="T1">"</text:span><text:span text:style-name="T2">סחרחורת</text:span><text:span text:style-name="T1">"** – </text:span><text:span text:style-name="T2">פספוס שבץ מוחון</text:span><text:span text:style-name="T1">/TIA (HINTS exam). **</text:span><text:span text:style-name="T2">אוטם לב </text:span><text:span text:style-name="T1">(MI)**: **7. </text:span><text:span text:style-name="T2">איחור בביצוע אק</text:span><text:span text:style-name="T1">"</text:span><text:span text:style-name="T2">ג</text:span><text:span text:style-name="T1">** (</text:span><text:span text:style-name="T2">חובה תוך </text:span><text:span text:style-name="T1">10 </text:span><text:span text:style-name="T2">דקות</text:span><text:span text:style-name="T1">) – </text:span><text:span text:style-name="T2">מקביל ל</text:span><text:span text:style-name="T1">-ACC/AHA "door-to-ECG ≤10 min". **8. </text:span><text:span text:style-name="T2">התעלמות מתסמינים לא</text:span><text:span text:style-name="T1">-</text:span><text:span text:style-name="T2">טיפוסיים</text:span><text:span text:style-name="T1">** (</text:span><text:span text:style-name="T2">נשים</text:span><text:span text:style-name="T1">/</text:span><text:span text:style-name="T2">סוכרתיים</text:span><text:span text:style-name="T1">/</text:span><text:span text:style-name="T2">קשישים</text:span><text:span text:style-name="T1">). **9. </text:span><text:span text:style-name="T2">פענוח אק</text:span><text:span text:style-name="T1">"</text:span><text:span text:style-name="T2">ג שגוי </text:span><text:span text:style-name="T1">/ </text:span><text:span text:style-name="T2">אי</text:span><text:span text:style-name="T1">-</text:span><text:span text:style-name="T2">סדרת טרופונין</text:span><text:span text:style-name="T1">**. **</text:span><text:span text:style-name="T2">אפנדיציט</text:span><text:span text:style-name="T1">**: **10. </text:span><text:span text:style-name="T2">שחרור חולה עם </text:span><text:span text:style-name="T1">RLQ pain </text:span><text:span text:style-name="T2">ללא הדמיה</text:span><text:span text:style-name="T1">** – </text:span><text:span text:style-name="T2">פריטוניטיס ידוע בפסיקה</text:span><text:span text:style-name="T1">. **11. </text:span><text:span text:style-name="T2">פספוס בילדים</text:span><text:span text:style-name="T1">/</text:span><text:span text:style-name="T2">נשים הרות</text:span><text:span text:style-name="T1">** (</text:span><text:span text:style-name="T2">הצגה לא</text:span><text:span text:style-name="T1">-</text:span><text:span text:style-name="T2">טיפוסית</text:span><text:span text:style-name="T1">; Alvarado/PAS score). **</text:span><text:span text:style-name="T2">אחר</text:span><text:span text:style-name="T1">**: **12. </text:span><text:span text:style-name="T2">פספוס תסביב אשך</text:span><text:span text:style-name="T1">/</text:span><text:span text:style-name="T2">שחלה</text:span><text:span text:style-name="T1">** – </text:span><text:span text:style-name="T2">חלון </text:span><text:span text:style-name="T1">6 </text:span><text:span text:style-name="T2">שעות</text:span><text:span text:style-name="T1">; "missed testicular torsion" </text:span><text:span text:style-name="T2">קלאסי בארה</text:span><text:span text:style-name="T1">"</text:span><text:span text:style-name="T2">ב</text:span><text:span text:style-name="T1">. ## </text:span><text:span text:style-name="T2">ד</text:span><text:span text:style-name="T1">. </text:span><text:span text:style-name="T2">חדר מיון וטיפול דחוף </text:span><text:span text:style-name="T1">(7) **1. </text:span><text:span text:style-name="T2">שחרור מוקדם ללא מיצוי אבחנה מבדלת</text:span><text:span text:style-name="T1">** – </text:span><text:span text:style-name="T2">הלכת סידי</text:span><text:span text:style-name="T1">; </text:span><text:span text:style-name="T2">ת</text:span><text:span text:style-name="T1">"</text:span><text:span text:style-name="T2">א </text:span><text:span text:style-name="T1">2071/01 </text:span><text:span text:style-name="T2">רונת </text:span><text:span text:style-name="T1">(</text:span><text:span text:style-name="T2">שחרור מבילינסון למרות תעוקה</text:span><text:span text:style-name="T1">, </text:span><text:span text:style-name="T2">מוות מ</text:span><text:span text:style-name="T1">-MI). </text:span><text:span text:style-name="T2">מקביל לעקרונות </text:span><text:span text:style-name="T1">EMTALA. **2. </text:span><text:span text:style-name="T2">תריאז</text:span><text:span text:style-name="T1">' </text:span><text:span text:style-name="T2">שגוי</text:span><text:span text:style-name="T1">** – </text:span><text:span text:style-name="T2">סיווג </text:span><text:span text:style-name="T1">STEMI/</text:span><text:span text:style-name="T2">שבץ כדרגה נמוכה</text:span><text:span text:style-name="T1">; </text:span><text:span text:style-name="T2">מקביל ל</text:span><text:span text:style-name="T1">-ESI mistriage. **3. </text:span><text:span text:style-name="T2">חוסר ניטור במיון</text:span><text:span text:style-name="T1">** – </text:span><text:span text:style-name="T2">מטופל בסיכון שאינו מחובר למוניטור</text:span><text:span text:style-name="T1">. **4. </text:span><text:span text:style-name="T2">אי</text:span><text:span text:style-name="T1">-</text:span><text:span text:style-name="T2">היוועצות עם מומחה</text:span><text:span text:style-name="T1">** (</text:span><text:span text:style-name="T2">קרדיולוג</text:span><text:span text:style-name="T1">/</text:span><text:span text:style-name="T2">נוירולוג</text:span><text:span text:style-name="T1">/</text:span><text:span text:style-name="T2">כירורג</text:span><text:span text:style-name="T1">) </text:span><text:span text:style-name="T2">כשנדרש – סטייה מסטנדרט </text:span><text:span text:style-name="T1">*Darling v. Charleston*. **5. </text:span><text:span text:style-name="T2">פספוס </text:span><text:span text:style-name="T1">"</text:span><text:span text:style-name="T2">חולה חוזר</text:span><text:span text:style-name="T1">" (bounce-back)** – </text:span><text:span text:style-name="T2">חוזר משרד הבריאות</text:span><text:span text:style-name="T1">: </text:span><text:span text:style-name="T2">ביקור שני תוך שבוע מחייב רופא מומחה</text:span><text:span text:style-name="T1">; </text:span><text:span text:style-name="T2">שלישי – מנהל המיון</text:span><text:span text:style-name="T1">. **6. </text:span><text:span text:style-name="T2">אי</text:span><text:span text:style-name="T1">-</text:span><text:span text:style-name="T2">ביצוע בדיקות חובה לפי פרוטוקול</text:span><text:span text:style-name="T1">** (Wells/PERC/HEART scores). **7. </text:span><text:span text:style-name="T2">תיעוד לקוי של אבחנה מבדלת</text:span><text:span text:style-name="T1">** – </text:span><text:span text:style-name="T2">מפעיל דוקטרינת הנזק הראייתי</text:span><text:span text:style-name="T1">. ## </text:span><text:span text:style-name="T2">ה</text:span><text:span text:style-name="T1">. </text:span><text:span text:style-name="T2">קרדיולוגיה </text:span><text:span text:style-name="T1">(6) **1. </text:span><text:span text:style-name="T2">פענוח שגוי של אק</text:span><text:span text:style-name="T1">"</text:span><text:span text:style-name="T2">ג</text:span><text:span text:style-name="T1">** (STEMI/NSTEMI). **2. </text:span><text:span text:style-name="T2">איחור בצנתור </text:span><text:span text:style-name="T1">STEMI </text:span><text:span text:style-name="T2">מעבר ל</text:span><text:span text:style-name="T1">-90 </text:span><text:span text:style-name="T2">דקות</text:span><text:span text:style-name="T1">** (door-to-balloon) – </text:span><text:span text:style-name="T2">סטייה מ</text:span><text:span text:style-name="T1">-ACC/AHA Primary PCI. **3. </text:span><text:span text:style-name="T2">פספוס דיסקציה אאורטלית</text:span><text:span text:style-name="T1">** – </text:span><text:span text:style-name="T2">אי</text:span><text:span text:style-name="T1">-</text:span><text:span text:style-name="T2">ביצוע </text:span><text:span text:style-name="T1">CT </text:span><text:span text:style-name="T2">דחוף בכאב קורע לגב </text:span><text:span text:style-name="T1">(IRAD registry). **4. </text:span><text:span text:style-name="T2">החמצת אנדוקרדיטיס זיהומית</text:span><text:span text:style-name="T1">** – </text:span><text:span text:style-name="T2">אי</text:span><text:span text:style-name="T1">-</text:span><text:span text:style-name="T2">ביצוע אקו</text:span><text:span text:style-name="T1">/</text:span><text:span text:style-name="T2">תרביות דם </text:span><text:span text:style-name="T1">(Duke Criteria). **5. </text:span><text:span text:style-name="T2">סיבוכי צנתור לא מזוהים</text:span><text:span text:style-name="T1">** – </text:span><text:span text:style-name="T2">ניקוב</text:span><text:span text:style-name="T1">, </text:span><text:span text:style-name="T2">תרומבוזיס</text:span><text:span text:style-name="T1">, </text:span><text:span text:style-name="T2">דימום רטרופריטונאלי</text:span><text:span text:style-name="T1">. **6. </text:span><text:span text:style-name="T2">אי</text:span><text:span text:style-name="T1">-</text:span><text:span text:style-name="T2">מתן אנטיקואגולציה ב</text:span><text:span text:style-name="T1">-AF** (CHA₂DS₂-VASc) </text:span><text:span text:style-name="T2">ופספוס שבץ תסחיפי</text:span><text:span text:style-name="T1">. ## </text:span><text:span text:style-name="T2">ו</text:span><text:span text:style-name="T1">. </text:span><text:span text:style-name="T2">לידה ומיילדות </text:span><text:span text:style-name="T1">(10) **1. </text:span><text:span text:style-name="T2">פירוש </text:span><text:span text:style-name="T1">CTG/</text:span><text:span text:style-name="T2">מוניטור עוברי לקוי</text:span><text:span text:style-name="T1">** – </text:span><text:span text:style-name="T2">אי</text:span><text:span text:style-name="T1">-</text:span><text:span text:style-name="T2">זיהוי דסלרציות מאוחרות</text:span><text:span text:style-name="T1">/</text:span><text:span text:style-name="T2">ירידת שונות</text:span><text:span text:style-name="T1">. **2. </text:span><text:span text:style-name="T2">עיכוב בניתוח קיסרי דחוף</text:span><text:span text:style-name="T1">** (decision-to-delivery interval &gt; 30 </text:span><text:span text:style-name="T2">דק</text:span><text:span text:style-name="T1">' </text:span><text:span text:style-name="T2">בקטגוריה </text:span><text:span text:style-name="T1">1). **3. Shoulder Dystocia </text:span><text:span text:style-name="T2">ושיתוק ע</text:span><text:span text:style-name="T1">"</text:span><text:span text:style-name="T2">ש ארב</text:span><text:span text:style-name="T1">** – </text:span><text:span text:style-name="T2">הפעלת ס</text:span><text:span text:style-name="T1">' 41 </text:span><text:span text:style-name="T2">כשמופעל כוח מופרז</text:span><text:span text:style-name="T1">. **4. HIE / </text:span><text:span text:style-name="T2">שיתוק מוחין</text:span><text:span text:style-name="T1">** (pH </text:span><text:span text:style-name="T2">טבורי </text:span><text:span text:style-name="T1">&lt; 7.0, Apgar </text:span><text:span text:style-name="T2">נמוך ממושך</text:span><text:span text:style-name="T1">, </text:span><text:span text:style-name="T2">פרכוסים</text:span><text:span text:style-name="T1">) – </text:span><text:span text:style-name="T2">קריטריוני </text:span><text:span text:style-name="T1">ACOG. **5. </text:span><text:span text:style-name="T2">קרע ברחם לא מזוהה</text:span><text:span text:style-name="T1">** – </text:span><text:span text:style-name="T2">בעיקר ב</text:span><text:span text:style-name="T1">-VBAC. **6. </text:span><text:span text:style-name="T2">אי</text:span><text:span text:style-name="T1">-</text:span><text:span text:style-name="T2">אבחון רעלת הריון</text:span><text:span text:style-name="T1">/</text:span><text:span text:style-name="T2">אקלמפסיה</text:span><text:span text:style-name="T1">** – </text:span><text:span text:style-name="T2">אי</text:span><text:span text:style-name="T1">-</text:span><text:span text:style-name="T2">מתן מגנזיום סולפט</text:span><text:span text:style-name="T1">. **7. </text:span><text:span text:style-name="T2">לידה מכשירנית כושלת</text:span><text:span text:style-name="T1">** (</text:span><text:span text:style-name="T2">ואקום</text:span><text:span text:style-name="T1">/</text:span><text:span text:style-name="T2">מלקחיים</text:span><text:span text:style-name="T1">) </text:span><text:span text:style-name="T2">עם פגיעה תוך</text:span><text:span text:style-name="T1">-</text:span><text:span text:style-name="T2">גולגולתית</text:span><text:span text:style-name="T1">. **8. </text:span><text:span text:style-name="T2">עצירת לידה </text:span><text:span text:style-name="T1">(</text:span><text:soft-page-break/><text:span text:style-name="T1">Labor Arrest) </text:span><text:span text:style-name="T2">ללא פעולה</text:span><text:span text:style-name="T1">**. **9. </text:span><text:span text:style-name="T2">זיהום סב</text:span><text:span text:style-name="T1">-</text:span><text:span text:style-name="T2">לידתי</text:span><text:span text:style-name="T1">** – </text:span><text:span text:style-name="T2">אי</text:span><text:span text:style-name="T1">-</text:span><text:span text:style-name="T2">סקר </text:span><text:span text:style-name="T1">GBS </text:span><text:span text:style-name="T2">בשבוע </text:span><text:span text:style-name="T1">35-37, </text:span><text:span text:style-name="T2">אי</text:span><text:span text:style-name="T1">-</text:span><text:span text:style-name="T2">אנטיביוטיקה ב</text:span><text:span text:style-name="T1">-chorioamnionitis. **10. </text:span><text:span text:style-name="T2">דימום לאחר לידה </text:span><text:span text:style-name="T1">(PPH) </text:span><text:span text:style-name="T2">לא מטופל</text:span><text:span text:style-name="T1">** – **</text:span><text:span text:style-name="T2">פגיעה</text:span><text:span text:style-name="T1">/</text:span><text:span text:style-name="T2">מוות אמהי בלידה בסיכון נמוך היא </text:span><text:span text:style-name="T1">Never Event </text:span><text:span text:style-name="T2">אמריקאי חדש</text:span><text:span text:style-name="T1">** (NQF 4C). ## </text:span><text:span text:style-name="T2">ז</text:span><text:span text:style-name="T1">. </text:span><text:span text:style-name="T2">הריון ומעקב עוברי </text:span><text:span text:style-name="T1">(8) **1. </text:span><text:span text:style-name="T2">פספוס</text:span><text:span text:style-name="T1">/</text:span><text:span text:style-name="T2">ביצוע לקוי של סקירות מערכות</text:span><text:span text:style-name="T1">** (</text:span><text:span text:style-name="T2">מוקדמת </text:span><text:span text:style-name="T1">14-16; </text:span><text:span text:style-name="T2">מאוחרת </text:span><text:span text:style-name="T1">20-24) – </text:span><text:span text:style-name="T2">עילה קלאסית להולדה בעוולה</text:span><text:span text:style-name="T1">. **2. </text:span><text:span text:style-name="T2">אי</text:span><text:span text:style-name="T1">-</text:span><text:span text:style-name="T2">אבחון מום עוברי</text:span><text:span text:style-name="T1">/</text:span><text:span text:style-name="T2">תסמונת גנטית</text:span><text:span text:style-name="T1">** – **</text:span><text:span text:style-name="T2">הלכת המר </text:span><text:span text:style-name="T1">(</text:span><text:span text:style-name="T2">ע</text:span><text:span text:style-name="T1">"</text:span><text:span text:style-name="T2">א </text:span><text:span text:style-name="T1">1326/07)**: </text:span><text:span text:style-name="T2">עילת הולדה בעוולה נותרה להורים בלבד</text:span><text:span text:style-name="T1">; </text:span><text:span text:style-name="T2">פיצוי עד </text:span><text:span text:style-name="T1">18 </text:span><text:span text:style-name="T2">לפי פער עלויות</text:span><text:span text:style-name="T1">. **3. </text:span><text:span text:style-name="T2">ייעוץ גנטי שגוי </text:span><text:span text:style-name="T1">/ </text:span><text:span text:style-name="T2">אי</text:span><text:span text:style-name="T1">-</text:span><text:span text:style-name="T2">הפניה לבדיקות מורחבות בפרטי</text:span><text:span text:style-name="T1">** (</text:span><text:span text:style-name="T2">סידי</text:span><text:span text:style-name="T1">). **4. IUGR </text:span><text:span text:style-name="T2">לא מאובחן</text:span><text:span text:style-name="T1">** – </text:span><text:span text:style-name="T2">אי</text:span><text:span text:style-name="T1">-</text:span><text:span text:style-name="T2">מדידה סדרתית</text:span><text:span text:style-name="T1">, </text:span><text:span text:style-name="T2">אי</text:span><text:span text:style-name="T1">-</text:span><text:span text:style-name="T2">דופלר</text:span><text:span text:style-name="T1">, </text:span><text:span text:style-name="T2">אי</text:span><text:span text:style-name="T1">-</text:span><text:span text:style-name="T2">יילוד</text:span><text:span text:style-name="T1">. **5. </text:span><text:span text:style-name="T2">ניהול לקוי של סוכרת הריונית</text:span><text:span text:style-name="T1">** – </text:span><text:span text:style-name="T2">אי</text:span><text:span text:style-name="T1">-GCT/GTT. **6. </text:span><text:span text:style-name="T2">אי</text:span><text:span text:style-name="T1">-</text:span><text:span text:style-name="T2">זיהוי רעלת הריון במעקב</text:span><text:span text:style-name="T1">** – </text:span><text:span text:style-name="T2">איחור באיתור לחץ דם</text:span><text:span text:style-name="T1">/</text:span><text:span text:style-name="T2">פרוטאינוריה</text:span><text:span text:style-name="T1">. **7. </text:span><text:span text:style-name="T2">תרופות טרטוגניות</text:span><text:span text:style-name="T1">** (</text:span><text:span text:style-name="T2">איזוטרטינואין</text:span><text:span text:style-name="T1">, </text:span><text:span text:style-name="T2">ולפרואט</text:span><text:span text:style-name="T1">, ACE-I) </text:span><text:span text:style-name="T2">ללא אזהרה</text:span><text:span text:style-name="T1">. **8. </text:span><text:span text:style-name="T2">אי</text:span><text:span text:style-name="T1">-</text:span><text:span text:style-name="T2">מניעת לידה מוקדמת</text:span><text:span text:style-name="T1">** – </text:span><text:span text:style-name="T2">אי</text:span><text:span text:style-name="T1">-</text:span><text:span text:style-name="T2">הערכת אורך צוואר</text:span><text:span text:style-name="T1">, </text:span><text:span text:style-name="T2">אי</text:span><text:span text:style-name="T1">-</text:span><text:span text:style-name="T2">פרוגסטרון</text:span><text:span text:style-name="T1">/</text:span><text:span text:style-name="T2">תפר</text:span><text:span text:style-name="T1">, </text:span><text:span text:style-name="T2">אי</text:span><text:span text:style-name="T1">-</text:span><text:span text:style-name="T2">סטרואידים לבגרות ריאתית</text:span><text:span text:style-name="T1">. ## </text:span><text:span text:style-name="T2">ח</text:span><text:span text:style-name="T1">. </text:span><text:span text:style-name="T2">תרופות ומינונים </text:span><text:span text:style-name="T1">(8) **1. </text:span><text:span text:style-name="T2">מינון שגוי</text:span><text:span text:style-name="T1">** – </text:span><text:span text:style-name="T2">אי</text:span><text:span text:style-name="T1">-</text:span><text:span text:style-name="T2">התאמה לגיל</text:span><text:span text:style-name="T1">/</text:span><text:span text:style-name="T2">משקל</text:span><text:span text:style-name="T1">/</text:span><text:span text:style-name="T2">תפקוד כליות</text:span><text:span text:style-name="T1">-</text:span><text:span text:style-name="T2">כבד</text:span><text:span text:style-name="T1">; 41% </text:span><text:span text:style-name="T2">מטעויות תרופתיות קריטיות</text:span><text:span text:style-name="T1">. **2. </text:span><text:span text:style-name="T2">אלרגיה ידועה שהתעלמו ממנה</text:span><text:span text:style-name="T1">** – </text:span><text:span text:style-name="T2">הפרת ס</text:span><text:span text:style-name="T1">' 17. **3. </text:span><text:span text:style-name="T2">אינטראקציות בין</text:span><text:span text:style-name="T1">-</text:span><text:span text:style-name="T2">תרופתיות</text:span><text:span text:style-name="T1">** – </text:span><text:span text:style-name="T2">במיוחד טווח טיפולי צר </text:span><text:span text:style-name="T1">(</text:span><text:span text:style-name="T2">וורפרין</text:span><text:span text:style-name="T1">, </text:span><text:span text:style-name="T2">דיגוקסין</text:span><text:span text:style-name="T1">, </text:span><text:span text:style-name="T2">ליתיום</text:span><text:span text:style-name="T1">). **4. </text:span><text:span text:style-name="T2">תרופה שגויה</text:span><text:span text:style-name="T1">** (LASA, </text:span><text:span text:style-name="T2">כתב</text:span><text:span text:style-name="T1">-</text:span><text:span text:style-name="T2">יד לא קריא</text:span><text:span text:style-name="T1">). **5. </text:span><text:span text:style-name="T2">אופיואידים</text:span><text:span text:style-name="T1">/</text:span><text:span text:style-name="T2">מרדימים ללא ניטור</text:span><text:span text:style-name="T1">** </text:span><text:span text:style-name="T2">דיכוי נשימה</text:span><text:span text:style-name="T1">. **6. </text:span><text:span text:style-name="T2">חריגה מהתוויה </text:span><text:span text:style-name="T1">(off-label) </text:span><text:span text:style-name="T2">ללא הצדקה</text:span><text:span text:style-name="T1">**. **7. </text:span><text:span text:style-name="T2">אי</text:span><text:span text:style-name="T1">-</text:span><text:span text:style-name="T2">מעקב אחר תופעות לוואי</text:span><text:span text:style-name="T1">/</text:span><text:span text:style-name="T2">רעילות</text:span><text:span text:style-name="T1">** – </text:span><text:span text:style-name="T2">המשך טיפול למרות סימני רעילות</text:span><text:span text:style-name="T1">. **8. </text:span><text:span text:style-name="T2">כשלי תקשורת בהעברות משמרת</text:span><text:span text:style-name="T1">** – </text:span><text:span text:style-name="T2">כפילות או החמצה</text:span><text:span text:style-name="T1">. **</text:span><text:span text:style-name="T2">טעות תרופתית קטלנית היא </text:span><text:span text:style-name="T1">NQF 4A Never Event**. ## </text:span><text:span text:style-name="T2">ט</text:span><text:span text:style-name="T1">. </text:span><text:span text:style-name="T2">הסכמה מדעת </text:span><text:span text:style-name="T1">(6) **1. </text:span><text:span text:style-name="T2">אי</text:span><text:span text:style-name="T1">-</text:span><text:span text:style-name="T2">גילוי סיכונים מהותיים</text:span><text:span text:style-name="T1">** – **</text:span><text:span text:style-name="T2">הלכת שטנדל</text:span><text:span text:style-name="T1">**: </text:span><text:span text:style-name="T2">בניתוחים אלקטיביים חובת הגילוי </text:span><text:span text:style-name="T1">"</text:span><text:span text:style-name="T2">ברף העליון</text:span><text:span text:style-name="T1">" </text:span><text:span text:style-name="T2">כוללת סיכונים נדירים</text:span><text:span text:style-name="T1">. **2. </text:span><text:span text:style-name="T2">אי</text:span><text:span text:style-name="T1">-</text:span><text:span text:style-name="T2">גילוי חלופות טיפוליות</text:span><text:span text:style-name="T1">** – </text:span><text:span text:style-name="T2">ס</text:span><text:span text:style-name="T1">' 13(</text:span><text:span text:style-name="T2">ב</text:span><text:span text:style-name="T1">)(4); </text:span><text:span text:style-name="T2">הלכות ואתורי</text:span><text:span text:style-name="T1">/</text:span><text:span text:style-name="T2">קדוש</text:span><text:span text:style-name="T1">. **3. </text:span><text:span text:style-name="T2">חתימה על טופס ללא הסבר ממשי</text:span><text:span text:style-name="T1">** – </text:span><text:span text:style-name="T2">הלכת קדוש</text:span><text:span text:style-name="T1">: "</text:span><text:span text:style-name="T2">לא די להציג את השורה התחתונה</text:span><text:span text:style-name="T1">". **4. </text:span><text:span text:style-name="T2">פגיעה באוטונומיה כראש נזק עצמאי</text:span><text:span text:style-name="T1">** – </text:span><text:span text:style-name="T2">הלכת </text:span><text:span text:style-name="T1">**</text:span><text:span text:style-name="T2">דעקה</text:span><text:span text:style-name="T1">**: </text:span><text:span text:style-name="T2">פיצוי גם ללא הוכחת קשר סיבתי לנזק גופני</text:span><text:span text:style-name="T1">. **5. </text:span><text:span text:style-name="T2">אי</text:span><text:span text:style-name="T1">-</text:span><text:span text:style-name="T2">התאמת ההסבר למטופל</text:span><text:span text:style-name="T1">** – </text:span><text:span text:style-name="T2">מחסום שפה</text:span><text:span text:style-name="T1">, </text:span><text:span text:style-name="T2">חוסר הבנה </text:span><text:span text:style-name="T1">(</text:span><text:span text:style-name="T2">קדוש</text:span><text:span text:style-name="T1">, </text:span><text:span text:style-name="T2">פסקה </text:span><text:span text:style-name="T1">53(</text:span><text:span text:style-name="T2">ד</text:span><text:span text:style-name="T1">)). **6. </text:span><text:span text:style-name="T2">הסכמה בנסיבות פסולות</text:span><text:span text:style-name="T1">** – </text:span><text:span text:style-name="T2">חתימה ברגע האחרון</text:span><text:span text:style-name="T1">/</text:span><text:span text:style-name="T2">תחת הרדמה מוקדמת</text:span><text:span text:style-name="T1">; </text:span><text:span text:style-name="T2">היעדר תיעוד מעביר נטל </text:span><text:span text:style-name="T1">(</text:span><text:span text:style-name="T2">קדוש</text:span><text:span text:style-name="T1">). ## </text:span><text:span text:style-name="T2">י</text:span><text:span text:style-name="T1">. </text:span><text:span text:style-name="T2">תיעוד רפואי לקוי </text:span><text:span text:style-name="T1">(5) **1. </text:span><text:span text:style-name="T2">רשומה חסרה</text:span><text:span text:style-name="T1">/</text:span><text:span text:style-name="T2">חוסר תיעוד</text:span><text:span text:style-name="T1">** – </text:span><text:span text:style-name="T2">הפרת ס</text:span><text:span text:style-name="T1">' 17; </text:span><text:span text:style-name="T2">עבירה פלילית לפי ס</text:span><text:span text:style-name="T1">' 28; </text:span><text:span text:style-name="T2">דוקטרינת הנזק הראייתי </text:span><text:span text:style-name="T1">(</text:span><text:span text:style-name="T2">הלכת אילן</text:span><text:span text:style-name="T1">). **2. </text:span><text:span text:style-name="T2">שינוי</text:span><text:span text:style-name="T1">/</text:span><text:span text:style-name="T2">תיקון רטרואקטיבי</text:span><text:span text:style-name="T1">** </text:span><text:span text:style-name="T2">לאחר תלונה</text:span><text:span text:style-name="T1">/</text:span><text:span text:style-name="T2">תביעה – פוגם במהימנות</text:span><text:span text:style-name="T1">. **3. </text:span><text:span text:style-name="T2">סתירות פנימיות</text:span><text:span text:style-name="T1">/</text:span><text:span text:style-name="T2">בין</text:span><text:span text:style-name="T1">-</text:span><text:span text:style-name="T2">רשומות</text:span><text:span text:style-name="T1">** (</text:span><text:span text:style-name="T2">אחות מול רופא</text:span><text:span text:style-name="T1">, </text:span><text:span text:style-name="T2">מוניטור מול דוח ניתוח</text:span><text:span text:style-name="T1">). **4. </text:span><text:span text:style-name="T2">כתב</text:span><text:span text:style-name="T1">-</text:span><text:span text:style-name="T2">יד לא קריא</text:span><text:span text:style-name="T1">** – </text:span><text:span text:style-name="T2">פוגע בהמשכיות</text:span><text:span text:style-name="T1">; </text:span><text:span text:style-name="T2">הפרת ס</text:span><text:span text:style-name="T1">' 18. **5. </text:span><text:span text:style-name="T2">אי</text:span><text:span text:style-name="T1">-</text:span><text:span text:style-name="T2">תיעוד הסכמה מדעת</text:span><text:span text:style-name="T1">** – </text:span><text:span text:style-name="T2">הלכת קדוש מעבירה נטל להיעדר הסכמה למוסד</text:span><text:span text:style-name="T1">. ## </text:span><text:span text:style-name="T2">יא</text:span><text:span text:style-name="T1">. </text:span><text:span text:style-name="T2">אשפוז ומעקב </text:span><text:span text:style-name="T1">(6) **1. </text:span><text:span text:style-name="T2">נפילות מאושפזים</text:span><text:span text:style-name="T1">** – </text:span><text:span text:style-name="T2">אי</text:span><text:span text:style-name="T1">-</text:span><text:span text:style-name="T2">הערכת סיכון </text:span><text:span text:style-name="T1">(Morse/Hendrich), </text:span><text:span text:style-name="T2">השגחה לקויה</text:span><text:span text:style-name="T1">; **Never Event </text:span><text:span text:style-name="T2">אמריקאי </text:span><text:span text:style-name="T1">(NQF 4E) </text:span><text:span text:style-name="T2">ו</text:span><text:span text:style-name="T1">-JC sentinel** </text:span><text:span text:style-name="T2">אם גרם לשבר</text:span><text:span text:style-name="T1">/</text:span><text:span text:style-name="T2">נזק קבוע</text:span><text:span text:style-name="T1">. **2. </text:span><text:span text:style-name="T2">פצעי לחץ </text:span><text:span text:style-name="T1">(</text:span><text:span text:style-name="T2">דקוביטוס</text:span><text:span text:style-name="T1">) </text:span><text:span text:style-name="T2">דרגה </text:span><text:span text:style-name="T1">3-4** – **Never Event** (NQF 4F); </text:span><text:span text:style-name="T2">ת</text:span><text:span text:style-name="T1">"</text:span><text:span text:style-name="T2">א </text:span><text:span text:style-name="T1">53496-02-16 (~670 </text:span><text:span text:style-name="T2">אלף ₪ לחולה שיבא</text:span><text:span text:style-name="T1">). **3. DVT/</text:span><text:span text:style-name="T2">תסחיף ריאתי ללא פרופילקסיה</text:span><text:span text:style-name="T1">** – </text:span><text:span text:style-name="T2">אי</text:span><text:span text:style-name="T1">-</text:span><text:span text:style-name="T2">קלקסן</text:span><text:span text:style-name="T1">/</text:span><text:span text:style-name="T2">גרבי לחץ לאחר ניתוח</text:span><text:span text:style-name="T1">. **4. </text:span><text:span text:style-name="T2">זיהום נוזוקומיאלי</text:span><text:span text:style-name="T1">** – </text:span><text:span text:style-name="T2">חיידקים עמידים</text:span><text:span text:style-name="T1">, </text:span><text:span text:style-name="T2">קטטרים לא נקיים</text:span><text:span text:style-name="T1">, </text:span><text:span text:style-name="T2">אי</text:span><text:span text:style-name="T1">-</text:span><text:span text:style-name="T2">היגיינת ידיים</text:span><text:span text:style-name="T1">. **5. Failure to rescue** – </text:span><text:span text:style-name="T2">כשל בזיהוי החמרה </text:span><text:span text:style-name="T1">(MEWS/NEWS), </text:span><text:span text:style-name="T2">עיכוב בצוות החייאה</text:span><text:span text:style-name="T1">. **6. </text:span><text:span text:style-name="T2">שחרור מוקדם</text:span><text:span text:style-name="T1">/</text:span><text:span text:style-name="T2">לא</text:span><text:span text:style-name="T1">-</text:span><text:span text:style-name="T2">בטוח</text:span><text:span text:style-name="T1">** – </text:span><text:span text:style-name="T2">ללא ייצוב</text:span><text:span text:style-name="T1">, </text:span><text:span text:style-name="T2">ללא הוראות המשך</text:span><text:span text:style-name="T1">. ## </text:span><text:span text:style-name="T2">יב</text:span><text:span text:style-name="T1">. </text:span><text:span text:style-name="T2">אנסתזיה </text:span><text:span text:style-name="T1">(7) **1. </text:span><text:span text:style-name="T2">אינטובציה בוושט ללא זיהוי קפנוגרפי</text:span><text:span text:style-name="T1">** (EtCO₂) – </text:span><text:span text:style-name="T2">היפוקסיה ממושכת</text:span><text:span text:style-name="T1">; </text:span><text:span text:style-name="T2">כש גורם לנזק מוחי </text:span><text:span text:style-name="T1">= </text:span><text:span text:style-name="T2">אירוע חובת דיווח</text:span><text:span text:style-name="T1">. **2. Awareness </text:span><text:span text:style-name="T2">תחת הרדמה כללית</text:span><text:span text:style-name="T1">** – JC Sentinel Event Alert #32. **3. </text:span><text:span text:style-name="T2">מינון תרופתי שגוי</text:span><text:span text:style-name="T1">** (</text:span><text:span text:style-name="T2">החלפת מזרקים</text:span><text:span text:style-name="T1">, LASA, </text:span><text:span text:style-name="T2">סוקסיניל</text:span><text:span text:style-name="T1">-</text:span><text:span text:style-name="T2">כולין ב</text:span><text:span text:style-name="T1">-MH). **4. </text:span><text:span text:style-name="T2">ניטור לקוי</text:span><text:span text:style-name="T1">** (</text:span><text:span text:style-name="T2">העדר </text:span><text:span text:style-name="T1">SpO₂/EtCO₂/ECG/BP) – </text:span><text:span text:style-name="T2">סטייה מתקני </text:span><text:span text:style-name="T1">ASA. **5. </text:span><text:span text:style-name="T2">היפוקסיה</text:span><text:span text:style-name="T1">/</text:span><text:span text:style-name="T2">אנוקסיה מוחית תוך</text:span><text:span text:style-name="T1">-</text:span><text:span text:style-name="T2">ניתוחית</text:span><text:span text:style-name="T1">** – </text:span><text:span text:style-name="T2">דום לב לא מטופל תוך דקות</text:span><text:span text:style-name="T1">. **6. </text:span><text:span text:style-name="T2">אספירציה מאי</text:span><text:span text:style-name="T1">-</text:span><text:span text:style-name="T2">הקפדה על צום</text:span><text:span text:style-name="T1">** – RSI </text:span><text:span text:style-name="T2">לקוי</text:span><text:span text:style-name="T1">. **7. </text:span><text:span text:style-name="T2">פגיעה עצבית בהרדמה אזורית</text:span><text:span text:style-name="T1">** (total spinal, </text:span><text:span text:style-name="T2">מנינגיטיס</text:span><text:span text:style-name="T1">) – </text:span><text:span text:style-name="T2">הפרת </text:span><text:span text:style-name="T1">ASRA Guidelines. ## </text:span><text:span text:style-name="T2">יג</text:span><text:span text:style-name="T1">. </text:span><text:span text:style-name="T2">אורתופדיה </text:span><text:span text:style-name="T1">(8) **1. </text:span><text:span text:style-name="T2">החמצת שבר בצילום </text:span><text:span text:style-name="T1">ER** (</text:span><text:span text:style-name="T2">סקפואיד</text:span><text:span text:style-name="T1">, </text:span><text:span text:style-name="T2">עמ</text:span><text:span text:style-name="T1">"</text:span><text:span text:style-name="T2">ש צווארי</text:span><text:span text:style-name="T1">). **2. Compartment Syndrome </text:span><text:span text:style-name="T2">לא מאובחן</text:span><text:span text:style-name="T1">** – </text:span><text:span text:style-name="T2">אי</text:span><text:span text:style-name="T1">-</text:span><text:span text:style-name="T2">מדידת לחץ תאי</text:span><text:span text:style-name="T1">, </text:span><text:span text:style-name="T2">פספוס </text:span><text:span text:style-name="T1">5 P's; </text:span><text:span text:style-name="T2">נמק שרירי</text:span><text:span text:style-name="T1">. **3. </text:span><text:span text:style-name="T2">זיהום פרותזה </text:span><text:span text:style-name="T1">(PJI)** – </text:span><text:span text:style-name="T2">אנטיביוטיקה פרופילקטית שגויה </text:span><text:span text:style-name="T1">(MSIS criteria). **4. </text:span><text:span text:style-name="T2">פגיעה עצבית איאטרוגנית</text:span><text:span text:style-name="T1">** (</text:span><text:span text:style-name="T2">רדיאלי</text:span><text:span text:style-name="T1">/</text:span><text:span text:style-name="T2">פרוניאלי</text:span><text:span text:style-name="T1">) </text:span><text:span text:style-name="T2">ללא זיהוי</text:span><text:span text:style-name="T1">. **5. </text:span><text:span text:style-name="T2">נמק אוואסקולרי </text:span><text:span text:style-name="T1">(AVN) </text:span><text:span text:style-name="T2">מעיכוב בקיבוע שבר צוואר ירך</text:span><text:span text:style-name="T1">** &gt; 24-48 </text:span><text:span text:style-name="T2">שעות בצעירים</text:span><text:span text:style-name="T1">. **6. </text:span><text:span text:style-name="T2">ניתוח בצד</text:span><text:span text:style-name="T1">/</text:span><text:span text:style-name="T2">חוליה הלא</text:span><text:span text:style-name="T1">-</text:span><text:span text:style-name="T2">נכונה בעמ</text:span><text:span text:style-name="T1">"</text:span><text:span text:style-name="T2">ש</text:span><text:span text:style-name="T1">** – **Never Event**. **7. </text:span><text:span text:style-name="T2">תסחיף ריאתי</text:span><text:span text:style-name="T1">/</text:span><text:span text:style-name="T2">שומני לאחר אורתופדיה</text:span><text:span text:style-name="T1">** </text:span><text:span text:style-name="T2">ללא פרופילקסיה </text:span><text:span text:style-name="T1">DVT. **8. </text:span><text:span text:style-name="T2">שתל פגום</text:span><text:span text:style-name="T1">/</text:span><text:span text:style-name="T2">מידה שגויה</text:span><text:span text:style-name="T1">** – </text:span><text:span text:style-name="T2">ללא צילום בקרה תוך</text:span><text:span text:style-name="T1">-</text:span><text:span text:style-name="T2">ניתוחי</text:span><text:span text:style-name="T1">. ## </text:span><text:span text:style-name="T2">יד</text:span><text:span text:style-name="T1">. </text:span><text:span text:style-name="T2">פסיכיאטריה </text:span><text:span text:style-name="T1">(6) **1. </text:span><text:span text:style-name="T2">הערכת אובדנות לקויה</text:span><text:span text:style-name="T1">** – </text:span><text:span text:style-name="T2">העדר הערכה מובנית</text:span><text:span text:style-name="T1">, </text:span><text:span text:style-name="T2">התעלמות מגורמי סיכון</text:span><text:span text:style-name="T1">; **</text:span><text:span text:style-name="T2">התאבדות בעת אשפוז </text:span><text:span text:style-name="T1">= JC Sentinel + NQF 3C Never Event**. **2. </text:span><text:span text:style-name="T2">שחרור מוקדם של מטופל בסיכון</text:span><text:span text:style-name="T1">** – </text:span><text:span text:style-name="T2">ללא רצף טיפול</text:span><text:span text:style-name="T1">. **3. </text:span><text:span text:style-name="T2">אי</text:span><text:span text:style-name="T1">-</text:span><text:span text:style-name="T2">אשפוז כפוי כשהתנאים התקיימו</text:span><text:span text:style-name="T1">** – </text:span><text:span text:style-name="T2">חריגה מס</text:span><text:span text:style-name="T1">' 6, 9 </text:span><text:span text:style-name="T2">לחוק טיפול בחולי נפש</text:span><text:span text:style-name="T1">, </text:span><text:span text:style-name="T2">התשנ</text:span><text:span text:style-name="T1">"</text:span><text:span text:style-name="T2">א</text:span><text:span text:style-name="T1">-1991 (</text:span><text:span text:style-name="T2">סכנה לעצמו</text:span><text:span text:style-name="T1">/</text:span><text:span text:style-name="T2">לזולת ממחלת נפש</text:span><text:span text:style-name="T1">). **4. </text:span><text:span text:style-name="T2">אבחון שגוי</text:span><text:span text:style-name="T1">/</text:span><text:span text:style-name="T2">מאוחר</text:span><text:span text:style-name="T1">** (</text:span><text:span text:style-name="T2">סכיזופרניה</text:span><text:span text:style-name="T1">, </text:span><text:span text:style-name="T2">דו</text:span><text:span text:style-name="T1">-</text:span><text:span text:style-name="T2">קוטבית</text:span><text:span text:style-name="T1">, </text:span><text:span text:style-name="T2">הפרעות אכילה</text:span><text:span text:style-name="T1">). **5. NMS / </text:span><text:span text:style-name="T2">תסמונת סרוטונרגית </text:span><text:span text:style-name="T1">/ </text:span><text:span text:style-name="T2">אגרנולוציטוזיס בקלוזפין</text:span><text:span text:style-name="T1">** – </text:span><text:span text:style-name="T2">אי</text:span><text:span text:style-name="T1">-</text:span><text:span text:style-name="T2">ניטור </text:span><text:span text:style-name="T1">CBC </text:span><text:span text:style-name="T2">שבועי</text:span><text:span text:style-name="T1">; </text:span><text:span text:style-name="T2">רעילות ליתיום</text:span><text:span text:style-name="T1">. **6. </text:span><text:span text:style-name="T2">הפרת סודיות</text:span><text:span text:style-name="T1">/</text:span><text:span text:style-name="T2">גבולות טיפוליים</text:span><text:span text:style-name="T1">** – </text:span><text:span text:style-name="T2">ניצול מיני</text:span><text:span text:style-name="T1">-</text:span><text:span text:style-name="T2">טיפולי</text:span><text:span text:style-name="T1">; </text:span><text:span text:style-name="T2">הפרת ס</text:span><text:span text:style-name="T1">' 19 </text:span><text:span text:style-name="T2">לחוק זכויות החולה</text:span><text:span text:style-name="T1">. ## </text:span><text:span text:style-name="T2">טו</text:span><text:span text:style-name="T1">. </text:span><text:span text:style-name="T2">רפואת שיניים </text:span><text:span text:style-name="T1">(6) **1. </text:span><text:span text:style-name="T2">עקירת שן הלא</text:span><text:span text:style-name="T1">-</text:span><text:span text:style-name="T2">נכונה</text:span><text:span text:style-name="T1">** – </text:span><text:span text:style-name="T2">הפעלת ס</text:span><text:span text:style-name="T1">' 41 "</text:span><text:span text:style-name="T2">הדבר מדבר בעד עצמו</text:span><text:span text:style-name="T1">". **2. </text:span><text:span text:style-name="T2">פגיעה בעצב אלוואולרי תחתון</text:span><text:span text:style-name="T1">/</text:span><text:span text:style-name="T2">לשוני</text:span><text:span text:style-name="T1">** – </text:span><text:span text:style-name="T2">בעקירת שן בינה ללא </text:span><text:span text:style-name="T1">CBCT </text:span><text:span text:style-name="T2">מקדים</text:span><text:span text:style-name="T1">; </text:span><text:span text:style-name="T2">נזק תחושתי קבוע</text:span><text:span text:style-name="T1">. **3. </text:span><text:span text:style-name="T2">טיפול שורש כושל</text:span><text:span text:style-name="T1">** – </text:span><text:span text:style-name="T2">שבר מכשיר בתעלה</text:span><text:span text:style-name="T1">, </text:span><text:span text:style-name="T2">פרפורציה</text:span><text:span text:style-name="T1">. **4. </text:span><text:span text:style-name="T2">שתלים על רקע פריודונטיטיס לא</text:span><text:span text:style-name="T1">-</text:span><text:span text:style-name="T2">מטופל</text:span><text:span text:style-name="T1">** – </text:span><text:span text:style-name="T2">פסיקת שלום </text:span><text:span text:style-name="T1">(</text:span><text:span text:style-name="T2">השופט קליין</text:span><text:span text:style-name="T1">, ~500 </text:span><text:span text:style-name="T2">אלף ₪</text:span><text:span text:style-name="T1">). **5. </text:span><text:span text:style-name="T2">אי</text:span><text:span text:style-name="T1">-</text:span><text:span text:style-name="T2">אבחון פתולוגיות בצילום</text:span><text:span text:style-name="T1">** – </text:span><text:span text:style-name="T2">ציסטות</text:span><text:span text:style-name="T1">, </text:span><text:span text:style-name="T2">סרטן חלל הפה</text:span><text:span text:style-name="T1">. **6. </text:span><text:span text:style-name="T2">זיהום</text:span><text:span text:style-name="T1">/</text:span><text:span text:style-name="T2">חריגה מהסכמה מדעת</text:span><text:span text:style-name="T1">/ONJ </text:span><text:span text:style-name="T2">בחולי ביספוספונטים</text:span><text:span text:style-name="T1">** – </text:span><text:span text:style-name="T2">הפרת ס</text:span><text:span text:style-name="T1">' 13-14. ## </text:span><text:span text:style-name="T2">השוואת ארה</text:span><text:span text:style-name="T1">"</text:span><text:span text:style-name="T2">ב</text:span><text:span text:style-name="T1">-</text:span><text:span text:style-name="T2">ישראל</text:span><text:span text:style-name="T1">: </text:span><text:span text:style-name="T2">מה חל ומה שונה </text:span><text:span text:style-name="T1">**</text:span><text:span text:style-name="T2">אומץ במלואו</text:span><text:span text:style-name="T1">**: </text:span><text:span text:style-name="T2">המונחים </text:span><text:span text:style-name="T1">"</text:span><text:span text:style-name="T2">אירוע זקיף</text:span><text:span text:style-name="T1">" (Sentinel Event), "</text:span><text:span text:style-name="T2">אירוע בל</text:span><text:span text:style-name="T1">-</text:span><text:span text:style-name="T2">יקרו</text:span><text:span text:style-name="T1">" (Never Event), "</text:span><text:span text:style-name="T2">כמעט אירוע</text:span><text:span text:style-name="T1">" (Near Miss) </text:span><text:span text:style-name="T2">ו</text:span><text:span text:style-name="T1">-Root Cause Analysis (</text:span><text:span text:style-name="T2">תחקיר סיבות שורש</text:span><text:span text:style-name="T1">) </text:span><text:span text:style-name="T2">הם תרגומים ישירים של מקבילים אמריקאיים</text:span><text:span text:style-name="T1">. **</text:span><text:span text:style-name="T2">רוב </text:span><text:span text:style-name="T1">29 </text:span><text:span text:style-name="T2">ה</text:span><text:span text:style-name="T1">-SREs </text:span><text:span text:style-name="T2">של </text:span><text:span text:style-name="T1">NQF </text:span><text:span text:style-name="T2">מכוסים בחובת הדיווח הישראלית</text:span><text:span text:style-name="T1">** </text:span><text:span text:style-name="T2">דרך הגדרת </text:span><text:span text:style-name="T1">"</text:span><text:span text:style-name="T2">נזק חמור ובלתי הפיך</text:span><text:span text:style-name="T1">" </text:span><text:span text:style-name="T2">בתקנות התשנ</text:span><text:span text:style-name="T1">"</text:span><text:span text:style-name="T2">ח</text:span><text:span text:style-name="T1">-1998 – </text:span><text:span text:style-name="T2">גם אם לא ברשימה ממוספרת</text:span><text:span text:style-name="T1">. JCI (Joint Commission International) </text:span><text:span text:style-name="T2">פועל בבתי חולים ישראליים רבים כגוף הסמכה וולונטרי</text:span><text:span text:style-name="T1">. **</text:span><text:span text:style-name="T2">שונה מישראל</text:span><text:span text:style-name="T1">**: (</text:span><text:span text:style-name="T2">א</text:span><text:span text:style-name="T1">) **</text:span><text:span text:style-name="T2">הרשימה הפורמלית של </text:span><text:span text:style-name="T1">"</text:span><text:span text:style-name="T2">אירועי בל</text:span><text:span text:style-name="T1">-</text:span><text:span text:style-name="T2">יקרו</text:span><text:span text:style-name="T1">" </text:span><text:span text:style-name="T2">בישראל צרה</text:span><text:span text:style-name="T1">** – </text:span><text:span text:style-name="T2">רק </text:span><text:span text:style-name="T1">4 </text:span><text:span text:style-name="T2">פריטים </text:span><text:span text:style-name="T1">(wrong-site, </text:span><text:span text:style-name="T2">גוף זר</text:span><text:span text:style-name="T1">, </text:span><text:span text:style-name="T2">כוויה </text:span><text:span text:style-name="T1">2-3°, </text:span><text:span text:style-name="T2">טעות דם עם פטירה</text:span><text:span text:style-name="T1">) </text:span><text:span text:style-name="T2">לעומת </text:span><text:span text:style-name="T1">29 SREs </text:span><text:span text:style-name="T2">ו</text:span><text:span text:style-name="T1">-~16 JC Sentinel Events. </text:span><text:span text:style-name="T2">קטגוריות </text:span><text:span text:style-name="T1">Criminal, Environmental </text:span><text:span text:style-name="T2">ו</text:span><text:span text:style-name="T1">-Radiologic </text:span><text:span text:style-name="T2">של </text:span><text:span text:style-name="T1">NQF </text:span><text:span text:style-name="T2">אינן מאורגנות כרשימה נפרדת בישראל</text:span><text:span text:style-name="T1">. (</text:span><text:span text:style-name="T2">ב</text:span><text:span text:style-name="T1">) **</text:span><text:span text:style-name="T2">דיווח חובה</text:span><text:span text:style-name="T1">, </text:span><text:span text:style-name="T2">לא וולונטרי</text:span><text:span text:style-name="T1">** – </text:span><text:span text:style-name="T2">בישראל החובה מעוגנת בתקנות ובחוזר מנכ</text:span><text:span text:style-name="T1">"</text:span><text:span text:style-name="T2">ל</text:span><text:span text:style-name="T1">, </text:span><text:span text:style-name="T2">בעוד דיווח ל</text:span><text:span text:style-name="T1">-JC </text:span><text:span text:style-name="T2">בארה</text:span><text:span text:style-name="T1">"</text:span><text:span text:style-name="T2">ב הוא וולונטרי</text:span><text:span text:style-name="T1">. (</text:span><text:span text:style-name="T2">ג</text:span><text:span text:style-name="T1">) **</text:span><text:span text:style-name="T2">אין מקבילה ל</text:span><text:span text:style-name="T1">-AHRQ PSIs** – </text:span><text:span text:style-name="T2">ישראל לא פיתחה מדדים סדורים מבוססי נתוני שחרור לניטור שיטתי ברמת בתי חולים</text:span><text:span text:style-name="T1">; </text:span><text:span text:style-name="T2">המדידה נשענת על דיווח מוסדי וביקורי </text:span><text:span text:style-name="T1">JCI. (</text:span><text:span text:style-name="T2">ד</text:span><text:span text:style-name="T1">) **</text:span><text:span text:style-name="T2">רגולציה מרוכזת</text:span><text:span text:style-name="T1">**: </text:span><text:span text:style-name="T2">משרד הבריאות לבדו</text:span><text:span text:style-name="T1">, </text:span><text:span text:style-name="T2">בניגוד לביזור האמריקאי </text:span><text:span text:style-name="T1">(JC, CMS, NQF, AHRQ). **</text:span><text:span text:style-name="T2">יישור רשימות</text:span><text:span text:style-name="T1">**: </text:span><text:span text:style-name="T2">ב</text:span><text:span text:style-name="T1">-26.1.2026 </text:span><text:span text:style-name="T2">הודיעו </text:span><text:span text:style-name="T1">JC </text:span><text:span text:style-name="T2">ו</text:span><text:span text:style-name="T1">-NQF </text:span><text:span text:style-name="T2">על יישור משותף של רשימות </text:span><text:span text:style-name="T1">SRE </text:span><text:span text:style-name="T2">ו</text:span><text:span text:style-name="T1">-SE; </text:span><text:span text:style-name="T2">הרשימה המאוחדת תיכנס לתוקף ב</text:span><text:span text:style-name="T1">-1.1.2027 – </text:span><text:span text:style-name="T2">ישראל עשויה לעדכן בהתאם</text:span><text:span text:style-name="T1">. ## "Never Events </text:span><text:span text:style-name="T2">ישראליים</text:span><text:span text:style-name="T1">" – </text:span><text:span text:style-name="T2">עילות תביעה חזקות עם חזקה אוטומטית כמעט האירועים הבאים מפעילים בדרך כלל את </text:span><text:span text:style-name="T1">**</text:span><text:span text:style-name="T2">דוקטרינת </text:span><text:span text:style-name="T1">"</text:span><text:span text:style-name="T2">הדבר מדבר בעד עצמו</text:span><text:span text:style-name="T1">"** (</text:span><text:span text:style-name="T2">ס</text:span><text:span text:style-name="T1">' 41 </text:span><text:span text:style-name="T2">לפקודת הנזיקין</text:span><text:span text:style-name="T1">) </text:span><text:span text:style-name="T2">ומעבירים את נטל ההוכחה לנתבע</text:span><text:span text:style-name="T1">, </text:span><text:span text:style-name="T2">או מחזקים משמעותית את סיכויי התביעה</text:span><text:span text:style-name="T1">: | # | </text:span><text:span text:style-name="T2">אירוע </text:span><text:span text:style-name="T1">| </text:span><text:span text:style-name="T2">מקור משפטי</text:span><text:span text:style-name="T1">-</text:span><text:span text:style-name="T2">רגולטורי </text:span><text:span text:style-name="T1">| |---|-------|---------------------| | 1 | </text:span><text:span text:style-name="T2">ניתוח באיבר</text:span><text:span text:style-name="T1">/</text:span><text:span text:style-name="T2">צד</text:span><text:span text:style-name="T1">/</text:span><text:span text:style-name="T2">מטופל הלא</text:span><text:span text:style-name="T1">-</text:span><text:span text:style-name="T2">נכון </text:span><text:span text:style-name="T1">| </text:span><text:span text:style-name="T2">חוזר מנכ</text:span><text:span text:style-name="T1">"</text:span><text:span text:style-name="T2">ל </text:span><text:span text:style-name="T1">9/11; JC Wrong-Site Surgery | | 2 </text:span><text:soft-page-break/><text:span text:style-name="T1">| </text:span><text:span text:style-name="T2">השארת גוף זר לאחר ניתוח </text:span><text:span text:style-name="T1">| </text:span><text:span text:style-name="T2">חוזר </text:span><text:span text:style-name="T1">9/11; NQF 1D; </text:span><text:span text:style-name="T2">ס</text:span><text:span text:style-name="T1">' 41 </text:span><text:span text:style-name="T2">אוטומטי </text:span><text:span text:style-name="T1">| | 3 | </text:span><text:span text:style-name="T2">טעות </text:span><text:span text:style-name="T1">ABO </text:span><text:span text:style-name="T2">בעירוי דם עם פטירה </text:span><text:span text:style-name="T1">| </text:span><text:span text:style-name="T2">חוזר </text:span><text:span text:style-name="T1">9/11; NQF 4B | | 4 | </text:span><text:span text:style-name="T2">כוויה </text:span><text:span text:style-name="T1">2°/3° </text:span><text:span text:style-name="T2">תוך</text:span><text:span text:style-name="T1">-</text:span><text:span text:style-name="T2">ניתוחית </text:span><text:span text:style-name="T1">| </text:span><text:span text:style-name="T2">חוזר </text:span><text:span text:style-name="T1">9/11; NQF 5C | | 5 | </text:span><text:span text:style-name="T2">טעות תרופתית קטלנית </text:span><text:span text:style-name="T1">(</text:span><text:span text:style-name="T2">כימותרפיה</text:span><text:span text:style-name="T1">, </text:span><text:span text:style-name="T2">אינסולין</text:span><text:span text:style-name="T1">) | NQF 4A; </text:span><text:span text:style-name="T2">תקנות </text:span><text:span text:style-name="T1">1998 | | 6 | </text:span><text:span text:style-name="T2">התאבדות מטופל פסיכיאטרי באשפוז </text:span><text:span text:style-name="T1">| NQF 3C; JC Sentinel | | 7 | </text:span><text:span text:style-name="T2">החלפת</text:span><text:span text:style-name="T1">/</text:span><text:span text:style-name="T2">אי</text:span><text:span text:style-name="T1">-</text:span><text:span text:style-name="T2">זיהוי ילודים </text:span><text:span text:style-name="T1">| </text:span><text:span text:style-name="T2">חוזר מנכ</text:span><text:span text:style-name="T1">"</text:span><text:span text:style-name="T2">ל נפרד</text:span><text:span text:style-name="T1">; NQF 3A | | 8 | </text:span><text:span text:style-name="T2">נפילה באשפוז שגרמה לשבר</text:span><text:span text:style-name="T1">/NICH </text:span><text:span text:style-name="T2">בחולה בסיכון ידוע </text:span><text:span text:style-name="T1">| NQF 4E; </text:span><text:span text:style-name="T2">חוזר דיווח </text:span><text:span text:style-name="T1">| | 9 | </text:span><text:span text:style-name="T2">כשל בתקשורת ממצא דימות קריטי </text:span><text:span text:style-name="T1">| NQF 4I (</text:span><text:span text:style-name="T2">חדש </text:span><text:span text:style-name="T1">2011) | | 10 | </text:span><text:span text:style-name="T2">פגיעה</text:span><text:span text:style-name="T1">/</text:span><text:span text:style-name="T2">מוות אמהי בלידה בסיכון נמוך </text:span><text:span text:style-name="T1">| NQF 4C | | 11 | Kernicterus/</text:span><text:span text:style-name="T2">היפוגליקמיה בלתי</text:span><text:span text:style-name="T1">-</text:span><text:span text:style-name="T2">מטופלת בילוד </text:span><text:span text:style-name="T1">| JC Severe Neonatal Hyperbilirubinemia | | 12 | </text:span><text:span text:style-name="T2">החדרת חפץ מתכתי לחדר </text:span><text:span text:style-name="T1">MRI | NQF 6A | | 13 | </text:span><text:span text:style-name="T2">נפילת תינוק מעריסה</text:span><text:span text:style-name="T1">/</text:span><text:span text:style-name="T2">שולחן טיפולים </text:span><text:span text:style-name="T1">| </text:span><text:span text:style-name="T2">חוזר מנכ</text:span><text:span text:style-name="T1">"</text:span><text:span text:style-name="T2">ל </text:span><text:span text:style-name="T1">| | 14 | </text:span><text:span text:style-name="T2">החלפת דגימות פתולוגיה שהובילה לניתוח מיותר </text:span><text:span text:style-name="T1">| NQF 4I; </text:span><text:span text:style-name="T2">פסיקה </text:span><text:span text:style-name="T1">| | 15 | </text:span><text:span text:style-name="T2">כשל בזיהוי</text:span><text:span text:style-name="T1">/</text:span><text:span text:style-name="T2">טיפול בספסיס </text:span><text:span text:style-name="T1">(Failure to rescue) | AHRQ PSI 04 | | 16 | </text:span><text:span text:style-name="T2">פצעי לחץ דרגה </text:span><text:span text:style-name="T1">3-4 </text:span><text:span text:style-name="T2">שנרכשו באשפוז </text:span><text:span text:style-name="T1">| NQF 4F | ## </text:span><text:span text:style-name="T2">סיכום ותובנות </text:span><text:span text:style-name="T1">**</text:span><text:span text:style-name="T2">המסגרת הישראלית עשירה יותר משנראה לעין</text:span><text:span text:style-name="T1">**: </text:span><text:span text:style-name="T2">מעבר ל</text:span><text:span text:style-name="T1">-4 </text:span><text:span text:style-name="T2">אירועי בל</text:span><text:span text:style-name="T1">-</text:span><text:span text:style-name="T2">יקרו הפורמליים</text:span><text:span text:style-name="T1">, </text:span><text:span text:style-name="T2">תקנות בריאות העם התשנ</text:span><text:span text:style-name="T1">"</text:span><text:span text:style-name="T2">ח</text:span><text:span text:style-name="T1">-1998 </text:span><text:span text:style-name="T2">מחייבות דיווח על כל </text:span><text:span text:style-name="T1">"</text:span><text:span text:style-name="T2">נזק חמור ובלתי</text:span><text:span text:style-name="T1">-</text:span><text:span text:style-name="T2">הפיך</text:span><text:span text:style-name="T1">", </text:span><text:span text:style-name="T2">קטגוריה שמכסה בפועל את רוב ה</text:span><text:span text:style-name="T1">-SREs </text:span><text:span text:style-name="T2">האמריקאיים</text:span><text:span text:style-name="T1">. **</text:span><text:span text:style-name="T2">דוקטרינת הנזק הראייתי היא </text:span><text:span text:style-name="T1">"</text:span><text:span text:style-name="T2">נשק חשאי</text:span><text:span text:style-name="T1">" </text:span><text:span text:style-name="T2">לתובעים</text:span><text:span text:style-name="T1">** – </text:span><text:span text:style-name="T2">כל ליקוי בתיעוד הרפואי </text:span><text:span text:style-name="T1">(</text:span><text:span text:style-name="T2">חובה לפי ס</text:span><text:span text:style-name="T1">' 17 </text:span><text:span text:style-name="T2">לחוק זכויות החולה</text:span><text:span text:style-name="T1">) </text:span><text:span text:style-name="T2">מעביר את נטל ההוכחה לנתבע</text:span><text:span text:style-name="T1">, </text:span><text:span text:style-name="T2">ולכן </text:span><text:span text:style-name="T1">**</text:span><text:span text:style-name="T2">בדיקת התיעוד היא צעד ראשון חיוני בכל תביעה</text:span><text:span text:style-name="T1">**. **</text:span><text:span text:style-name="T2">שלוש מסקנות מעשיות</text:span><text:span text:style-name="T1">**: </text:span><text:span text:style-name="T2">ראשית</text:span><text:span text:style-name="T1">, **</text:span><text:span text:style-name="T2">הסכמה מדעת בניתוח אלקטיבי היא </text:span><text:span text:style-name="T1">"</text:span><text:span text:style-name="T2">עקב אכילס</text:span><text:span text:style-name="T1">" </text:span><text:span text:style-name="T2">של המערכת</text:span><text:span text:style-name="T1">** – </text:span><text:span text:style-name="T2">הלכת שטנדל דורשת גילוי של סיכונים אפילו נדירים</text:span><text:span text:style-name="T1">, </text:span><text:span text:style-name="T2">והלכת קדוש קובעת שהיעדר תיעוד מעביר נטל</text:span><text:span text:style-name="T1">. </text:span><text:span text:style-name="T2">שנית</text:span><text:span text:style-name="T1">, **</text:span><text:span text:style-name="T2">דוקטרינת אובדן סיכויי החלמה </text:span><text:span text:style-name="T1">(</text:span><text:span text:style-name="T2">פאתח </text:span><text:span text:style-name="T1">+ </text:span><text:span text:style-name="T2">דנינו</text:span><text:span text:style-name="T1">)** </text:span><text:span text:style-name="T2">הופכת איחור באבחון לעילה ברת</text:span><text:span text:style-name="T1">-</text:span><text:span text:style-name="T2">פיצוי גם כשהקשר הסיבתי חלקי</text:span><text:span text:style-name="T1">, </text:span><text:span text:style-name="T2">ומעל </text:span><text:span text:style-name="T1">50% – </text:span><text:span text:style-name="T2">פיצוי מלא</text:span><text:span text:style-name="T1">. </text:span><text:span text:style-name="T2">שלישית</text:span><text:span text:style-name="T1">, **</text:span><text:span text:style-name="T2">פגיעה באוטונומיה </text:span><text:span text:style-name="T1">(</text:span><text:span text:style-name="T2">הלכת דעקה</text:span><text:span text:style-name="T1">) </text:span><text:span text:style-name="T2">היא ראש נזק עצמאי</text:span><text:span text:style-name="T1">** – </text:span><text:span text:style-name="T2">גם כשאין נזק גופני או קשר סיבתי</text:span><text:span text:style-name="T1">, </text:span><text:span text:style-name="T2">טיפול ללא הסכמה תקפה מזכה בפיצוי</text:span><text:span text:style-name="T1">. **</text:span><text:span text:style-name="T2">אזהרת איכות</text:span><text:span text:style-name="T1">**: </text:span><text:span text:style-name="T2">חלק מציטוטי פסיקה באו ממשרדי עו</text:span><text:span text:style-name="T1">"</text:span><text:span text:style-name="T2">ד מתמחים ולא אומתו ב</text:span><text:span text:style-name="T1">-Nevo/Takdin </text:span><text:span text:style-name="T2">לצורך שימוש משפטי פורמלי</text:span><text:span text:style-name="T1">. </text:span><text:span text:style-name="T2">הלכות המפתח </text:span><text:span text:style-name="T1">(</text:span><text:span text:style-name="T2">דעקה</text:span><text:span text:style-name="T1">, </text:span><text:span text:style-name="T2">קדוש</text:span><text:span text:style-name="T1">, </text:span><text:span text:style-name="T2">שטנדל</text:span><text:span text:style-name="T1">, </text:span><text:span text:style-name="T2">המר</text:span><text:span text:style-name="T1">, </text:span><text:span text:style-name="T2">פאתח</text:span><text:span text:style-name="T1">, </text:span><text:span text:style-name="T2">דנינו</text:span><text:span text:style-name="T1">, </text:span><text:span text:style-name="T2">אילן</text:span><text:span text:style-name="T1">, </text:span><text:span text:style-name="T2">ואתורי</text:span><text:span text:style-name="T1">, </text:span><text:span text:style-name="T2">סידי</text:span><text:span text:style-name="T1">) </text:span><text:span text:style-name="T2">אומתו</text:span><text:span text:style-name="T1">. </text:span><text:span text:style-name="T2">רשימת אירועי הדיווח מבוססת על נוסח עדכני של חוזר מנכ</text:span><text:span text:style-name="T1">"</text:span><text:span text:style-name="T2">ל </text:span><text:span text:style-name="T1">2/2020 </text:span><text:span text:style-name="T2">ותקנות התשנ</text:span><text:span text:style-name="T1">"</text:span><text:span text:style-name="T2">ח</text:span><text:span text:style-name="T1">-1998, </text:span><text:span text:style-name="T2">ויש לוודא עדכונים מאוחרים לפני שימוש משפטי</text:span><text:span text:style-name="T1">. **</text:span><text:span text:style-name="T2">סה</text:span><text:span text:style-name="T1">"</text:span><text:span text:style-name="T2">כ בדו</text:span><text:span text:style-name="T1">"</text:span><text:span text:style-name="T2">ח</text:span><text:span text:style-name="T1">: 124 </text:span><text:span text:style-name="T2">סימני אזהרה קונקרטיים ב</text:span><text:span text:style-name="T1">-15 </text:span><text:span text:style-name="T2">קטגוריות</text:span><text:span text:style-name="T1">**.</text:span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thropic Mono" svg:font-family="'Anthropic Mono', ui-monospace, monospace"/>
    <style:font-face style:name="David CLM" svg:font-family="'David CLM'"/>
    <style:font-face style:name="David CLM1" svg:font-family="'David CLM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David CLM1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David CLM1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" style:font-family-complex="'David CLM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avid CLM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 loext:margin-gutter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4-19T23:48:16.446000000</meta:creation-date>
    <dc:date>2026-04-19T23:50:07.649000000</dc:date>
    <meta:editing-duration>PT1M52S</meta:editing-duration>
    <meta:editing-cycles>1</meta:editing-cycles>
    <meta:document-statistic meta:table-count="0" meta:image-count="0" meta:object-count="0" meta:page-count="3" meta:paragraph-count="1" meta:word-count="2346" meta:character-count="15269" meta:non-whitespace-character-count="12827"/>
    <meta:generator>LibreOffice/7.5.3.2$Windows_X86_64 LibreOffice_project/9f56dff12ba03b9acd7730a5a481eea045e468f3</meta:generator>
  </office:meta>
</office:document-meta>
</file>